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ff"/>
    </style:style>
    <style:style style:name="gr4" style:family="graphic" style:parent-style-name="standard">
      <style:graphic-properties svg:stroke-width="0.1cm" draw:fill-color="#cd0000"/>
    </style:style>
    <style:style style:name="gr5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1.667cm" svg:y="2.5cm"/>
          <draw:glue-point draw:id="6" svg:x="1.667cm" svg:y="5cm"/>
          <draw:glue-point draw:id="7" svg:x="-5cm" svg:y="0cm"/>
          <draw:glue-point draw:id="8" svg:x="-1.667cm" svg:y="0cm"/>
          <draw:glue-point draw:id="9" svg:x="1.667cm" svg:y="3.75cm"/>
          <draw:glue-point draw:id="10" svg:x="-1.667cm" svg:y="2.5cm"/>
          <draw:glue-point draw:id="11" svg:x="-5cm" svg:y="-2.5cm"/>
          <draw:glue-point draw:id="12" svg:x="1.667cm" svg:y="2.5cm"/>
          <draw:glue-point draw:id="13" svg:x="1.667cm" svg:y="5cm"/>
          <draw:glue-point draw:id="14" svg:x="-5cm" svg:y="0cm"/>
          <draw:glue-point draw:id="15" svg:x="-1.667cm" svg:y="0cm"/>
          <draw:glue-point draw:id="16" svg:x="1.667cm" svg:y="3.75cm"/>
          <draw:glue-point draw:id="17" svg:x="-1.667cm" svg:y="2.5cm"/>
          <draw:glue-point draw:id="18" svg:x="1.667cm" svg:y="2.5cm"/>
          <draw:glue-point draw:id="19" svg:x="5cm" svg:y="0cm"/>
          <draw:glue-point draw:id="20" svg:x="5cm" svg:y="2.5cm"/>
          <draw:glue-point draw:id="21" svg:x="1.667cm" svg:y="5cm"/>
          <draw:glue-point draw:id="22" svg:x="3.333cm" svg:y="1.25cm"/>
          <draw:glue-point draw:id="23" svg:x="5cm" svg:y="1.25cm"/>
          <draw:glue-point draw:id="24" svg:x="3.333cm" svg:y="3.75cm"/>
          <draw:glue-point draw:id="25" svg:x="1.667cm" svg:y="2.5cm"/>
          <draw:glue-point draw:id="26" svg:x="5cm" svg:y="0cm"/>
          <draw:glue-point draw:id="27" svg:x="5cm" svg:y="2.5cm"/>
          <draw:glue-point draw:id="28" svg:x="1.667cm" svg:y="5cm"/>
          <draw:glue-point draw:id="29" svg:x="3.333cm" svg:y="1.25cm"/>
          <draw:glue-point draw:id="30" svg:x="5cm" svg:y="1.25cm"/>
          <draw:glue-point draw:id="31" svg:x="3.333cm" svg:y="3.75cm"/>
          <draw:glue-point draw:id="32" svg:x="-3.333cm" svg:y="-1.25cm"/>
          <draw:glue-point draw:id="33" svg:x="0cm" svg:y="-3.75cm"/>
          <draw:glue-point draw:id="34" svg:x="-1.667cm" svg:y="-5cm"/>
          <draw:glue-point draw:id="35" svg:x="-5cm" svg:y="-2.5cm"/>
          <draw:glue-point draw:id="36" svg:x="-1.667cm" svg:y="-2.5cm"/>
          <draw:glue-point draw:id="37" svg:x="-0.833cm" svg:y="-4.375cm"/>
          <draw:glue-point draw:id="38" svg:x="-3.333cm" svg:y="-3.75cm"/>
          <draw:glue-point draw:id="39" svg:x="-3.333cm" svg:y="-1.25cm"/>
          <draw:glue-point draw:id="40" svg:x="0cm" svg:y="-3.75cm"/>
          <draw:glue-point draw:id="41" svg:x="-1.667cm" svg:y="-5cm"/>
          <draw:glue-point draw:id="42" svg:x="-5cm" svg:y="-2.5cm"/>
          <draw:glue-point draw:id="43" svg:x="-1.667cm" svg:y="-2.5cm"/>
          <draw:glue-point draw:id="44" svg:x="-0.833cm" svg:y="-4.375cm"/>
          <draw:glue-point draw:id="45" svg:x="-3.333cm" svg:y="-3.75cm"/>
          <draw:glue-point draw:id="46" svg:x="1.667cm" svg:y="2.5cm"/>
          <draw:glue-point draw:id="47" svg:x="0cm" svg:y="1.25cm"/>
          <draw:glue-point draw:id="48" svg:x="3.333cm" svg:y="-1.25cm"/>
          <draw:glue-point draw:id="49" svg:x="5cm" svg:y="0cm"/>
          <draw:glue-point draw:id="50" svg:x="0.833cm" svg:y="1.875cm"/>
          <draw:glue-point draw:id="51" svg:x="1.667cm" svg:y="0cm"/>
          <draw:glue-point draw:id="52" svg:x="4.167cm" svg:y="-0.625cm"/>
          <draw:glue-point draw:id="53" svg:x="1.667cm" svg:y="2.5cm"/>
          <draw:glue-point draw:id="54" svg:x="0cm" svg:y="1.25cm"/>
          <draw:glue-point draw:id="55" svg:x="3.333cm" svg:y="-1.25cm"/>
          <draw:glue-point draw:id="56" svg:x="5cm" svg:y="0cm"/>
          <draw:glue-point draw:id="57" svg:x="0.833cm" svg:y="1.875cm"/>
          <draw:glue-point draw:id="58" svg:x="1.667cm" svg:y="0cm"/>
          <draw:glue-point draw:id="59" svg:x="4.167cm" svg:y="-0.625cm"/>
          <draw:glue-point draw:id="60" svg:x="2.5cm" svg:y="-3.125cm"/>
          <draw:glue-point draw:id="61" svg:x="-0.833cm" svg:y="-0.625cm"/>
          <draw:glue-point draw:id="62" svg:x="0cm" svg:y="1.25cm"/>
          <draw:glue-point draw:id="63" svg:x="3.333cm" svg:y="-1.25cm"/>
          <draw:glue-point draw:id="64" svg:x="0.833cm" svg:y="-1.875cm"/>
          <draw:glue-point draw:id="65" svg:x="-0.417cm" svg:y="0.313cm"/>
          <draw:glue-point draw:id="66" svg:x="1.667cm" svg:y="0cm"/>
          <draw:glue-point draw:id="67" svg:x="2.5cm" svg:y="-3.125cm"/>
          <draw:glue-point draw:id="68" svg:x="-0.833cm" svg:y="-0.625cm"/>
          <draw:glue-point draw:id="69" svg:x="0cm" svg:y="1.25cm"/>
          <draw:glue-point draw:id="70" svg:x="3.333cm" svg:y="-1.25cm"/>
          <draw:glue-point draw:id="71" svg:x="0.833cm" svg:y="-1.875cm"/>
          <draw:glue-point draw:id="72" svg:x="-0.417cm" svg:y="0.313cm"/>
          <draw:glue-point draw:id="73" svg:x="1.667cm" svg:y="0cm"/>
          <draw:glue-point draw:id="74" svg:x="-0.833cm" svg:y="-0.625cm"/>
          <draw:glue-point draw:id="75" svg:x="-2.5cm" svg:y="-1.875cm"/>
          <draw:glue-point draw:id="76" svg:x="-3.333cm" svg:y="-1.25cm"/>
          <draw:glue-point draw:id="77" svg:x="0cm" svg:y="1.25cm"/>
          <draw:glue-point draw:id="78" svg:x="-1.667cm" svg:y="-1.25cm"/>
          <draw:glue-point draw:id="79" svg:x="-2.917cm" svg:y="-1.563cm"/>
          <draw:glue-point draw:id="80" svg:x="-1.667cm" svg:y="0cm"/>
          <draw:glue-point draw:id="81" svg:x="-0.833cm" svg:y="-0.625cm"/>
          <draw:glue-point draw:id="82" svg:x="-2.5cm" svg:y="-1.875cm"/>
          <draw:glue-point draw:id="83" svg:x="-3.333cm" svg:y="-1.25cm"/>
          <draw:glue-point draw:id="84" svg:x="0cm" svg:y="1.25cm"/>
          <draw:glue-point draw:id="85" svg:x="-1.667cm" svg:y="-1.25cm"/>
          <draw:glue-point draw:id="86" svg:x="-2.917cm" svg:y="-1.563cm"/>
          <draw:glue-point draw:id="87" svg:x="-1.667cm" svg:y="0cm"/>
          <draw:glue-point draw:id="88" svg:x="-0.833cm" svg:y="-0.625cm"/>
          <draw:glue-point draw:id="89" svg:x="-2.5cm" svg:y="-1.875cm"/>
          <draw:glue-point draw:id="90" svg:x="0.833cm" svg:y="-4.375cm"/>
          <draw:glue-point draw:id="91" svg:x="2.5cm" svg:y="-3.125cm"/>
          <draw:glue-point draw:id="92" svg:x="-1.667cm" svg:y="-1.25cm"/>
          <draw:glue-point draw:id="93" svg:x="-0.833cm" svg:y="-3.125cm"/>
          <draw:glue-point draw:id="94" svg:x="1.667cm" svg:y="-3.75cm"/>
          <draw:glue-point draw:id="95" svg:x="-0.833cm" svg:y="-0.625cm"/>
          <draw:glue-point draw:id="96" svg:x="-2.5cm" svg:y="-1.875cm"/>
          <draw:glue-point draw:id="97" svg:x="0.833cm" svg:y="-4.375cm"/>
          <draw:glue-point draw:id="98" svg:x="2.5cm" svg:y="-3.125cm"/>
          <draw:glue-point draw:id="99" svg:x="-1.667cm" svg:y="-1.25cm"/>
          <draw:glue-point draw:id="100" svg:x="-0.833cm" svg:y="-3.125cm"/>
          <draw:glue-point draw:id="101" svg:x="1.667cm" svg:y="-3.75cm"/>
          <draw:glue-point draw:id="102" svg:x="5cm" svg:y="0.625cm"/>
          <draw:glue-point draw:id="103" svg:x="4.167cm" svg:y="1.25cm"/>
          <draw:glue-point draw:id="104" svg:x="4.167cm" svg:y="2.5cm"/>
          <draw:glue-point draw:id="105" svg:x="5cm" svg:y="1.875cm"/>
          <draw:glue-point draw:id="106" svg:x="4.583cm" svg:y="0.937cm"/>
          <draw:glue-point draw:id="107" svg:x="4.167cm" svg:y="1.875cm"/>
          <draw:glue-point draw:id="108" svg:x="4.583cm" svg:y="2.187cm"/>
          <draw:glue-point draw:id="109" svg:x="5cm" svg:y="0.625cm"/>
          <draw:glue-point draw:id="110" svg:x="4.167cm" svg:y="1.25cm"/>
          <draw:glue-point draw:id="111" svg:x="4.167cm" svg:y="2.5cm"/>
          <draw:glue-point draw:id="112" svg:x="5cm" svg:y="1.875cm"/>
          <draw:glue-point draw:id="113" svg:x="4.583cm" svg:y="0.937cm"/>
          <draw:glue-point draw:id="114" svg:x="4.167cm" svg:y="1.875cm"/>
          <draw:glue-point draw:id="115" svg:x="4.583cm" svg:y="2.187cm"/>
          <draw:glue-point draw:id="116" svg:x="2.5cm" svg:y="2.5cm"/>
          <draw:glue-point draw:id="117" svg:x="1.667cm" svg:y="3.125cm"/>
          <draw:glue-point draw:id="118" svg:x="1.667cm" svg:y="4.375cm"/>
          <draw:glue-point draw:id="119" svg:x="2.5cm" svg:y="3.75cm"/>
          <draw:glue-point draw:id="120" svg:x="2.083cm" svg:y="2.813cm"/>
          <draw:glue-point draw:id="121" svg:x="1.667cm" svg:y="3.75cm"/>
          <draw:glue-point draw:id="122" svg:x="2.083cm" svg:y="4.063cm"/>
          <draw:glue-point draw:id="123" svg:x="2.5cm" svg:y="2.5cm"/>
          <draw:glue-point draw:id="124" svg:x="1.667cm" svg:y="3.125cm"/>
          <draw:glue-point draw:id="125" svg:x="1.667cm" svg:y="4.375cm"/>
          <draw:glue-point draw:id="126" svg:x="2.5cm" svg:y="3.75cm"/>
          <draw:glue-point draw:id="127" svg:x="2.083cm" svg:y="2.813cm"/>
          <draw:glue-point draw:id="128" svg:x="1.667cm" svg:y="3.75cm"/>
          <draw:glue-point draw:id="129" svg:x="2.083cm" svg:y="4.063cm"/>
          <draw:glue-point draw:id="130" svg:x="2.5cm" svg:y="2.5cm"/>
          <draw:glue-point draw:id="131" svg:x="4.167cm" svg:y="1.25cm"/>
          <draw:glue-point draw:id="132" svg:x="4.167cm" svg:y="2.5cm"/>
          <draw:glue-point draw:id="133" svg:x="2.5cm" svg:y="3.75cm"/>
          <draw:glue-point draw:id="134" svg:x="3.333cm" svg:y="1.875cm"/>
          <draw:glue-point draw:id="135" svg:x="4.167cm" svg:y="1.875cm"/>
          <draw:glue-point draw:id="136" svg:x="3.333cm" svg:y="3.125cm"/>
          <draw:glue-point draw:id="137" svg:x="2.5cm" svg:y="2.5cm"/>
          <draw:glue-point draw:id="138" svg:x="4.167cm" svg:y="1.25cm"/>
          <draw:glue-point draw:id="139" svg:x="4.167cm" svg:y="2.5cm"/>
          <draw:glue-point draw:id="140" svg:x="2.5cm" svg:y="3.75cm"/>
          <draw:glue-point draw:id="141" svg:x="3.333cm" svg:y="1.875cm"/>
          <draw:glue-point draw:id="142" svg:x="4.167cm" svg:y="1.875cm"/>
          <draw:glue-point draw:id="143" svg:x="3.333cm" svg:y="3.125cm"/>
          <draw:glue-point draw:id="144" svg:x="-3.542cm" svg:y="2.5cm"/>
          <draw:glue-point draw:id="145" svg:x="-3.542cm" svg:y="0cm"/>
          <draw:glue-point draw:id="146" svg:x="-4.167cm" svg:y="1.25cm"/>
          <draw:glue-point draw:id="147" svg:x="-2.917cm" svg:y="1.25cm"/>
          <draw:glue-point draw:id="148" svg:x="-3.542cm" svg:y="2.5cm"/>
          <draw:glue-point draw:id="149" svg:x="-3.542cm" svg:y="0cm"/>
          <draw:glue-point draw:id="150" svg:x="-4.167cm" svg:y="1.25cm"/>
          <draw:glue-point draw:id="151" svg:x="-2.917cm" svg:y="1.25cm"/>
          <draw:glue-point draw:id="152" svg:x="-0.208cm" svg:y="5cm"/>
          <draw:glue-point draw:id="153" svg:x="-0.208cm" svg:y="2.5cm"/>
          <draw:glue-point draw:id="154" svg:x="-0.833cm" svg:y="3.75cm"/>
          <draw:glue-point draw:id="155" svg:x="0.417cm" svg:y="3.75cm"/>
          <draw:glue-point draw:id="156" svg:x="-0.208cm" svg:y="5cm"/>
          <draw:glue-point draw:id="157" svg:x="-0.208cm" svg:y="2.5cm"/>
          <draw:glue-point draw:id="158" svg:x="-0.833cm" svg:y="3.75cm"/>
          <draw:glue-point draw:id="159" svg:x="0.417cm" svg:y="3.75cm"/>
          <draw:glue-point draw:id="160" svg:x="0cm" svg:y="0cm"/>
          <draw:glue-point draw:id="161" svg:x="0cm" svg:y="0cm"/>
          <draw:glue-point draw:id="162" svg:x="0.833cm" svg:y="0.657cm"/>
          <draw:polygon draw:style-name="gr1" draw:layer="layout" svg:width="2cm" svg:height="1.5cm" svg:x="0cm" svg:y="0.5cm" svg:viewBox="0 0 2001 1501" draw:points="0,0 2001,1000 2001,1501 0,500">
            <text:p/>
          </draw:polygon>
          <draw:polygon draw:style-name="gr2" draw:layer="layout" svg:width="2cm" svg:height="1.5cm" svg:x="0cm" svg:y="0.5cm" svg:viewBox="0 0 2001 1501" draw:points="0,0 2001,1000 2001,1501 0,500">
            <text:p/>
          </draw:polygon>
          <draw:polygon draw:style-name="gr1" draw:layer="layout" svg:width="1cm" svg:height="1cm" svg:x="2cm" svg:y="1cm" svg:viewBox="0 0 1001 1001" draw:points="0,500 1001,0 1001,500 0,1001">
            <text:p/>
          </draw:polygon>
          <draw:polygon draw:style-name="gr2" draw:layer="layout" svg:width="1cm" svg:height="1cm" svg:x="2cm" svg:y="1cm" svg:viewBox="0 0 1001 1001" draw:points="0,500 1001,0 1001,500 0,1001">
            <text:p/>
          </draw:polygon>
          <draw:polygon draw:style-name="gr1" draw:layer="layout" svg:width="1.5cm" svg:height="0.75cm" svg:x="0cm" svg:y="0cm" svg:viewBox="0 0 1501 751" draw:points="500,751 1501,250 1000,0 0,500">
            <text:p/>
          </draw:polygon>
          <draw:polygon draw:style-name="gr2" draw:layer="layout" svg:width="1.5cm" svg:height="0.75cm" svg:x="0cm" svg:y="0cm" svg:viewBox="0 0 1501 751" draw:points="500,751 1501,250 1000,0 0,500">
            <text:p/>
          </draw:polygon>
          <draw:polygon draw:style-name="gr1" draw:layer="layout" svg:width="1.5cm" svg:height="0.75cm" svg:x="1.5cm" svg:y="0.75cm" svg:viewBox="0 0 1501 751" draw:points="500,751 0,500 1000,0 1501,250">
            <text:p/>
          </draw:polygon>
          <draw:polygon draw:style-name="gr2" draw:layer="layout" svg:width="1.5cm" svg:height="0.75cm" svg:x="1.5cm" svg:y="0.75cm" svg:viewBox="0 0 1501 751" draw:points="500,751 0,500 1000,0 1501,250">
            <text:p/>
          </draw:polygon>
          <draw:polygon draw:style-name="gr3" draw:layer="layout" svg:width="1.25cm" svg:height="0.875cm" svg:x="1.25cm" svg:y="0.375cm" svg:viewBox="0 0 1251 876" draw:points="1000,0 0,486 250,876 1251,389">
            <text:p/>
          </draw:polygon>
          <draw:polygon draw:style-name="gr2" draw:layer="layout" svg:width="1.25cm" svg:height="0.875cm" svg:x="1.25cm" svg:y="0.375cm" svg:viewBox="0 0 1251 876" draw:points="1000,0 0,486 250,876 1251,389">
            <text:p/>
          </draw:polygon>
          <draw:polygon draw:style-name="gr3" draw:layer="layout" svg:width="1cm" svg:height="0.625cm" svg:x="0.5cm" svg:y="0.625cm" svg:viewBox="0 0 1001 626" draw:points="750,240 250,0 0,144 1001,626">
            <text:p/>
          </draw:polygon>
          <draw:polygon draw:style-name="gr2" draw:layer="layout" svg:width="1cm" svg:height="0.625cm" svg:x="0.5cm" svg:y="0.625cm" svg:viewBox="0 0 1001 626" draw:points="750,240 250,0 0,144 1001,626">
            <text:p/>
          </draw:polygon>
          <draw:polygon draw:style-name="gr1" draw:layer="layout" svg:width="1.5cm" svg:height="0.75cm" svg:x="0.75cm" svg:y="0.125cm" svg:viewBox="0 0 1501 751" draw:points="500,751 0,500 1000,0 1501,250">
            <text:p/>
          </draw:polygon>
          <draw:polygon draw:style-name="gr2" draw:layer="layout" svg:width="1.5cm" svg:height="0.75cm" svg:x="0.75cm" svg:y="0.125cm" svg:viewBox="0 0 1501 751" draw:points="500,751 0,500 1000,0 1501,250">
            <text:p/>
          </draw:polygon>
          <draw:polygon draw:style-name="gr4" draw:layer="layout" svg:width="0.25cm" svg:height="0.375cm" svg:x="2.75cm" svg:y="1.125cm" svg:viewBox="0 0 251 376" draw:points="251,0 0,141 0,376 251,235">
            <text:p/>
          </draw:polygon>
          <draw:polygon draw:style-name="gr2" draw:layer="layout" svg:width="0.25cm" svg:height="0.375cm" svg:x="2.75cm" svg:y="1.125cm" svg:viewBox="0 0 251 376" draw:points="251,0 0,141 0,376 251,235">
            <text:p/>
          </draw:polygon>
          <draw:polygon draw:style-name="gr4" draw:layer="layout" svg:width="0.25cm" svg:height="0.375cm" svg:x="2cm" svg:y="1.5cm" svg:viewBox="0 0 251 376" draw:points="251,0 0,141 0,376 251,235">
            <text:p/>
          </draw:polygon>
          <draw:polygon draw:style-name="gr2" draw:layer="layout" svg:width="0.25cm" svg:height="0.375cm" svg:x="2cm" svg:y="1.5cm" svg:viewBox="0 0 251 376" draw:points="251,0 0,141 0,376 251,235">
            <text:p/>
          </draw:polygon>
          <draw:polygon draw:style-name="gr1" draw:layer="layout" svg:width="0.5cm" svg:height="0.5cm" svg:x="2.25cm" svg:y="1.25cm" svg:viewBox="0 0 501 501" draw:points="0,250 501,0 501,250 0,501">
            <text:p/>
          </draw:polygon>
          <draw:polygon draw:style-name="gr2" draw:layer="layout" svg:width="0.5cm" svg:height="0.5cm" svg:x="2.25cm" svg:y="1.25cm" svg:viewBox="0 0 501 501" draw:points="0,250 501,0 501,250 0,501">
            <text:p/>
          </draw:polygon>
          <draw:ellipse draw:style-name="gr1" draw:layer="layout" svg:width="0.375cm" svg:height="0.5cm" svg:x="0.25cm" svg:y="1cm">
            <text:p/>
          </draw:ellipse>
          <draw:ellipse draw:style-name="gr5" draw:layer="layout" svg:width="0.375cm" svg:height="0.5cm" svg:x="0.25cm" svg:y="1cm">
            <text:p/>
          </draw:ellipse>
          <draw:ellipse draw:style-name="gr1" draw:layer="layout" svg:width="0.375cm" svg:height="0.5cm" svg:x="1.25cm" svg:y="1.5cm">
            <text:p/>
          </draw:ellipse>
          <draw:ellipse draw:style-name="gr5" draw:layer="layout" svg:width="0.375cm" svg:height="0.5cm" svg:x="1.25cm" svg:y="1.5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ar2</dc:title>
    <meta:creation-date>2011-02-07T17:01:51</meta:creation-date>
    <meta:editing-duration>P0D</meta:editing-duration>
    <meta:editing-cycles>1</meta:editing-cycles>
    <meta:document-statistic meta:object-count="25"/>
    <meta:generator>OpenOffice.org/3.3$Linux OpenOffice.org_project/330m20$Build-9567</meta:generator>
  </office:meta>
</office:document-meta>
</file>